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3cm" svg:x="5.8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0.9cm" svg:x="2.8cm" svg:y="11cm">
          <text:p text:style-name="P2"><text:span text:style-name="T1">overrid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6cm" svg:y1="11.4cm" svg:x2="2.6cm" svg:y2="11.4cm">
          <text:p/>
        </draw:line>
        <draw:custom-shape draw:style-name="gr2" draw:text-style-name="P3" draw:layer="layout" svg:width="2.8cm" svg:height="0.9cm" svg:x="7.5cm" svg:y="4.6cm">
          <text:p text:style-name="P3"><text:span text:style-name="T2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7.5cm" svg:y="11cm">
          <text:p text:style-name="P2"><text:span text:style-name="T1">stabiliz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7.5cm" svg:y="17.4cm">
          <text:p text:style-name="P2"><text:span text:style-name="T1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3cm" svg:y1="11.4cm" svg:x2="7.3cm" svg:y2="11.4cm">
          <text:p/>
        </draw:line>
        <draw:line draw:style-name="gr3" draw:text-style-name="P1" draw:layer="layout" svg:x1="6.2cm" svg:y1="11.8cm" svg:x2="7.3cm" svg:y2="17.8cm">
          <text:p/>
        </draw:line>
        <draw:line draw:style-name="gr3" draw:text-style-name="P1" draw:layer="layout" svg:x1="6.2cm" svg:y1="11.1cm" svg:x2="7.3cm" svg:y2="5cm">
          <text:p/>
        </draw:line>
        <draw:custom-shape draw:style-name="gr2" draw:text-style-name="P4" draw:layer="layout" svg:width="1.2cm" svg:height="0.6cm" draw:transform="rotate (1.5707963267949) translate (5.6cm 10.8cm)">
          <text:p text:style-name="P4"><text:span text:style-name="T3">SW1</text:span></text:p>
          <draw:enhanced-geometry svg:viewBox="0 0 21600 21600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3cm" svg:x="10.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cm" svg:height="0.6cm" draw:transform="rotate (1.5707963267949) translate (10.3cm 10.8cm)">
          <text:p text:style-name="P4"><text:span text:style-name="T3">SW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6cm" draw:transform="rotate (1.5707963267949) translate (10.3cm 17.2cm)">
          <text:p text:style-name="P4"><text:span text:style-name="T3">SW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2.2cm" svg:y="15.6cm">
          <text:p text:style-name="P2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9cm" svg:y1="18.2cm" svg:x2="11.9cm" svg:y2="19.8cm">
          <text:p/>
        </draw:line>
        <draw:line draw:style-name="gr3" draw:text-style-name="P1" draw:layer="layout" svg:x1="10.9cm" svg:y1="17.5cm" svg:x2="12cm" svg:y2="16cm">
          <text:p/>
        </draw:line>
        <draw:custom-shape draw:style-name="gr2" draw:text-style-name="P3" draw:layer="layout" svg:width="2.8cm" svg:height="0.9cm" svg:x="12.167cm" svg:y="19.278cm">
          <text:p text:style-name="P3"><text:span text:style-name="T2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3cm" svg:x="1.6cm" svg:y="2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0.5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1.6cm" svg:y="2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0.9cm" svg:x="12.2cm" svg:y="9.2cm">
          <text:p text:style-name="P3"><text:span text:style-name="T2">SAS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9cm" svg:y1="11.8cm" svg:x2="11.9cm" svg:y2="13.4cm">
          <text:p/>
        </draw:line>
        <draw:line draw:style-name="gr3" draw:text-style-name="P1" draw:layer="layout" svg:x1="10.9cm" svg:y1="11.1cm" svg:x2="12cm" svg:y2="9.6cm">
          <text:p/>
        </draw:line>
        <draw:custom-shape draw:style-name="gr2" draw:text-style-name="P5" draw:layer="layout" svg:width="2.8cm" svg:height="0.9cm" svg:x="12.2cm" svg:y="13cm">
          <text:p text:style-name="P5"><text:span text:style-name="T4">altitud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2.2cm" svg:y="11.1cm">
          <text:p text:style-name="P2"><text:span text:style-name="T1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cm" svg:y1="11.456cm" svg:x2="12cm" svg:y2="11.456cm">
          <text:p/>
        </draw:line>
        <draw:custom-shape draw:style-name="gr2" draw:text-style-name="P2" draw:layer="layout" svg:width="2.8cm" svg:height="0.9cm" svg:x="12.2cm" svg:y="17.4cm">
          <text:p text:style-name="P2"><text:span text:style-name="T1">hol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027cm" svg:y1="17.844cm" svg:x2="12.027cm" svg:y2="17.844cm">
          <text:p/>
        </draw:line>
        <draw:custom-shape draw:style-name="gr2" draw:text-style-name="P4" draw:layer="layout" svg:width="1.2cm" svg:height="0.6cm" draw:transform="rotate (1.5707963267949) translate (15.1cm 19.3cm)">
          <text:p text:style-name="P4"><text:span text:style-name="T3">SW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6.9cm" svg:y="17.5cm">
          <text:p text:style-name="P2"><text:span text:style-name="T1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6cm" svg:y1="20.1cm" svg:x2="16.6cm" svg:y2="21.7cm">
          <text:p/>
        </draw:line>
        <draw:line draw:style-name="gr3" draw:text-style-name="P1" draw:layer="layout" svg:x1="15.6cm" svg:y1="19.4cm" svg:x2="16.7cm" svg:y2="17.9cm">
          <text:p/>
        </draw:line>
        <draw:custom-shape draw:style-name="gr2" draw:text-style-name="P3" draw:layer="layout" svg:width="2.8cm" svg:height="0.9cm" svg:x="16.867cm" svg:y="21.178cm">
          <text:p text:style-name="P3"><text:span text:style-name="T2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033cm" svg:height="0.827cm" svg:x="1.89cm" svg:y="21.9cm">
          <draw:text-box>
            <text:p text:style-name="P6"><text:span text:style-name="T5">mandatory switch</text:span></text:p>
          </draw:text-box>
        </draw:frame>
        <draw:frame draw:style-name="gr4" draw:text-style-name="P6" draw:layer="layout" svg:width="3.487cm" svg:height="0.827cm" svg:x="1.89cm" svg:y="22.6cm">
          <draw:text-box>
            <text:p text:style-name="P6"><text:span text:style-name="T5">optional switch</text:span></text:p>
          </draw:text-box>
        </draw:frame>
        <draw:custom-shape draw:style-name="gr1" draw:text-style-name="P1" draw:layer="layout" svg:width="0.3cm" svg:height="0.3cm" svg:x="15.2cm" svg:y="19.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128cm" svg:height="1.979cm" svg:x="1.572cm" svg:y="24.321cm">
          <draw:text-box>
            <text:p text:style-name="P6"><text:span text:style-name="T5">SAS: stability augmented system, attitude control</text:span></text:p>
            <text:p text:style-name="P6"><text:span text:style-name="T5">simple: global frame control, altitude hold</text:span></text:p>
            <text:p text:style-name="P6"><text:span text:style-name="T5">altitude: manual roll/pitch, throttle = up/down veloc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e29a214-2bbed72-0621de6-a97528c-8f066d</meta:generator>
    <dc:date>2012-12-31T00:29:30</dc:date>
    <meta:editing-duration>PT35M32S</meta:editing-duration>
    <meta:editing-cycles>5</meta:editing-cycles>
    <meta:document-statistic meta:object-count="37"/>
  </office:meta>
</office:document-meta>
</file>